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3" style:parent-style-name="Standard" style:family="paragraph">
      <style:text-properties fo:font-size="13pt" style:font-size-asian="13pt" style:font-size-complex="13pt"/>
    </style:style>
    <style:style style:name="P4" style:parent-style-name="Standard" style:list-style-name="LFO1" style:family="paragraph">
      <style:text-properties fo:font-size="13pt" style:font-size-asian="13pt" style:font-size-complex="13pt"/>
    </style:style>
    <style:style style:name="P5" style:parent-style-name="Standard" style:list-style-name="LFO1" style:family="paragraph">
      <style:text-properties fo:font-size="13pt" style:font-size-asian="13pt" style:font-size-complex="13pt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list-style-name="LFO2" style:family="paragraph">
      <style:text-properties fo:font-size="13pt" style:font-size-asian="13pt" style:font-size-complex="13pt"/>
    </style:style>
    <style:style style:name="P8" style:parent-style-name="Standard" style:family="paragraph">
      <style:text-properties fo:font-size="13pt" style:font-size-asian="13pt" style:font-size-complex="13pt"/>
    </style:style>
    <style:style style:name="P9" style:parent-style-name="Standard" style:family="paragraph">
      <style:text-properties fo:font-size="13pt" style:font-size-asian="13pt" style:font-size-complex="13pt"/>
    </style:style>
    <style:style style:name="P10" style:parent-style-name="Standard" style:family="paragraph">
      <style:text-properties fo:font-size="13pt" style:font-size-asian="13pt" style:font-size-complex="13pt"/>
    </style:style>
    <style:style style:name="P11" style:parent-style-name="Standard" style:family="paragraph">
      <style:text-properties fo:font-size="13pt" style:font-size-asian="13pt" style:font-size-complex="13pt"/>
    </style:style>
    <style:style style:name="P12" style:parent-style-name="Standard" style:list-style-name="LFO3" style:family="paragraph">
      <style:text-properties fo:font-size="13pt" style:font-size-asian="13pt" style:font-size-complex="13pt"/>
    </style:style>
    <style:style style:name="P13" style:parent-style-name="Standard" style:list-style-name="LFO3" style:family="paragraph">
      <style:text-properties fo:font-size="13pt" style:font-size-asian="13pt" style:font-size-complex="13pt"/>
    </style:style>
    <style:style style:name="P14" style:parent-style-name="Standard" style:list-style-name="LFO3" style:family="paragraph">
      <style:text-properties fo:font-size="13pt" style:font-size-asian="13pt" style:font-size-complex="13pt"/>
    </style:style>
    <style:style style:name="P15" style:parent-style-name="Standard" style:list-style-name="LFO3" style:family="paragraph">
      <style:text-properties fo:font-size="13pt" style:font-size-asian="13pt" style:font-size-complex="13pt"/>
    </style:style>
    <style:style style:name="P16" style:parent-style-name="Standard" style:list-style-name="LFO3" style:family="paragraph">
      <style:text-properties fo:font-size="13pt" style:font-size-asian="13pt" style:font-size-complex="13pt"/>
    </style:style>
    <style:style style:name="P17" style:parent-style-name="Standard" style:family="paragraph">
      <style:text-properties fo:font-size="13pt" style:font-size-asian="13pt" style:font-size-complex="13pt"/>
    </style:style>
    <style:style style:name="P18" style:parent-style-name="Standard" style:family="paragraph">
      <style:text-properties fo:font-size="13pt" style:font-size-asian="13pt" style:font-size-complex="13pt"/>
    </style:style>
    <style:style style:name="P19" style:parent-style-name="Standard" style:family="paragraph">
      <style:text-properties fo:font-size="13pt" style:font-size-asian="13pt" style:font-size-complex="13pt"/>
    </style:style>
    <style:style style:name="P20" style:parent-style-name="Standard" style:list-style-name="LFO4" style:family="paragraph">
      <style:text-properties fo:font-size="13pt" style:font-size-asian="13pt" style:font-size-complex="13pt"/>
    </style:style>
    <style:style style:name="P21" style:parent-style-name="Standard" style:list-style-name="LFO4" style:family="paragraph">
      <style:text-properties fo:font-size="13pt" style:font-size-asian="13pt" style:font-size-complex="13pt"/>
    </style:style>
    <style:style style:name="P22" style:parent-style-name="Standard" style:list-style-name="LFO4" style:family="paragraph">
      <style:text-properties fo:font-size="13pt" style:font-size-asian="13pt" style:font-size-complex="13pt"/>
    </style:style>
    <style:style style:name="P23" style:parent-style-name="Standard" style:list-style-name="LFO4" style:family="paragraph">
      <style:text-properties fo:font-size="13pt" style:font-size-asian="13pt" style:font-size-complex="13pt"/>
    </style:style>
    <style:style style:name="P24" style:parent-style-name="Standard" style:family="paragraph">
      <style:text-properties fo:font-size="13pt" style:font-size-asian="13pt" style:font-size-complex="13pt"/>
    </style:style>
    <style:style style:name="P25" style:parent-style-name="Standard" style:family="paragraph">
      <style:text-properties fo:font-size="13pt" style:font-size-asian="13pt" style:font-size-complex="13pt"/>
    </style:style>
    <style:style style:name="P26" style:parent-style-name="Standard" style:family="paragraph">
      <style:text-properties fo:font-size="13pt" style:font-size-asian="13pt" style:font-size-complex="13pt"/>
    </style:style>
    <style:style style:name="P27" style:parent-style-name="Standard" style:family="paragraph">
      <style:text-properties fo:font-size="13pt" style:font-size-asian="13pt" style:font-size-complex="13pt"/>
    </style:style>
    <style:style style:name="T28" style:parent-style-name="Domyślnaczcionkaakapitu" style:family="text">
      <style:text-properties fo:font-size="13pt" style:font-size-asian="13pt" style:font-size-complex="13pt"/>
    </style:style>
  </office:automatic-styles>
  <office:body>
    <office:text text:use-soft-page-breaks="true">
      <text:p text:style-name="P1">Dokmentacja projektu z Grafiki Komputerowej i Wizualizacji</text:p>
      <text:p text:style-name="P2"/>
      <text:p text:style-name="P3">Autorzy:</text:p>
      <text:list text:style-name="LFO1" text:continue-numbering="true">
        <text:list-item>
          <text:p text:style-name="P4">Przemko Andrzejewski</text:p>
        </text:list-item>
        <text:list-item>
          <text:p text:style-name="P5">Wiktor Bałaban</text:p>
        </text:list-item>
      </text:list>
      <text:p text:style-name="P6">Repozytorium:</text:p>
      <text:list text:style-name="LFO2" text:continue-numbering="true">
        <text:list-item>
          <text:p text:style-name="P7">https://github.com/przand1/grafikaProjekt</text:p>
        </text:list-item>
      </text:list>
      <text:p text:style-name="P8"/>
      <text:p text:style-name="P9">W skład sceny wchodzą<text:s/>modele ryby i meduzy.</text:p>
      <text:p text:style-name="P10">Ryba składa się z pięciu obiektów, poruszających się względem siebie, tworząc animację poruszania płetwami i ogonem.</text:p>
      <text:p text:style-name="P11">Modele ryby<text:s/></text:p>
      <text:list text:style-name="LFO3" text:continue-numbering="true">
        <text:list-item>
          <text:p text:style-name="P12">fishBack.obj</text:p>
        </text:list-item>
        <text:list-item>
          <text:p text:style-name="P13">fishFront.obj</text:p>
        </text:list-item>
        <text:list-item>
          <text:p text:style-name="P14">ogon.obj</text:p>
        </text:list-item>
        <text:list-item>
          <text:p text:style-name="P15">pletwa1.obj</text:p>
        </text:list-item>
        <text:list-item>
          <text:p text:style-name="P16">pletwa2.obj</text:p>
        </text:list-item>
      </text:list>
      <text:p text:style-name="P17">( znajdują się w folderze:<text:s/>animacjaProjekt\grk-cw7\models\fish<text:s/>)</text:p>
      <text:p text:style-name="P18">w swoim położeniu domyślnym, początkowym są ułożone tak, że zaraz po wczytaniu składają się w kompletny model.</text:p>
      <text:p text:style-name="P19">Obracanie się pojedynczych składowych modelu przebiega w 4 etapach:</text:p>
      <text:list text:style-name="LFO4" text:continue-numbering="true">
        <text:list-item>
          <text:p text:style-name="P20">Przesuń model m tak żeby pkt obrotu znajdował się w pkt (0, 0, 0).</text:p>
        </text:list-item>
        <text:list-item>
          <text:p text:style-name="P21">Obróć model m</text:p>
        </text:list-item>
        <text:list-item>
          <text:p text:style-name="P22">Wróć modelem m na miejsce</text:p>
        </text:list-item>
        <text:list-item>
          <text:p text:style-name="P23">Zastosuj pkt 1. 2. 3. Do pozostałym modeli, które są połączone z modelem m i mają od niego zależeć, z tym że odległość przesuwania musi być taka sama jak dla modelu m. Znaczy to że te pozostałe modele nie koniecznie będą się obracać „wokół własnej osi”.</text:p>
        </text:list-item>
      </text:list>
      <text:p text:style-name="P24">Wszystkie modele zostały wykonane w Wings3D i wyeksportowane do formatu .obj.</text:p>
      <text:p text:style-name="P25">Tekstury stworzono w GIMP.</text:p>
      <text:p text:style-name="P26">Rybą można<text:s/>sterować za pomocą myszy i klawiatury, kamera została przyczepiona do modelu i porusza się razem z nim.</text:p>
      <text:p text:style-name="P27">Wszystkie modele są oświetlone.</text:p>
      <text:p text:style-name="Standard"><text:span text:style-name="T28">Meduzy, w liczbie 10, są rozmieszczane losow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Wiktor Bałaban</dc:creator>
    <meta:creation-date>2018-06-18T12:39:00Z</meta:creation-date>
    <dc:date>2018-06-20T15:02:00Z</dc:date>
    <meta:template xlink:href="Normal.dotm" xlink:type="simple"/>
    <meta:editing-cycles>3</meta:editing-cycles>
    <meta:editing-duration>PT4800S</meta:editing-duration>
    <meta:document-statistic meta:page-count="1" meta:paragraph-count="2" meta:word-count="185" meta:character-count="1298" meta:row-count="9" meta:non-whitespace-character-count="1115"/>
  </office:meta>
</office:document-meta>
</file>